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7.534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Tabell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"/>
        <table:table-row table:style-name="ro1">
          <table:table-cell office:value-type="string">
            <text:p>Year 200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];&quot;','&quot;;[.B1];&quot;',&quot;;[.C1];&quot;,'&quot;;[.D1];&quot;'),&quot;)" office:value-type="string" office:string-value="('Year 2000','abc',1,'2013-01-00 12:00:00'),">
            <text:p>('Year 2000','abc',1,'2013-01-00 12:00:00'),</text:p>
          </table:table-cell>
        </table:table-row>
        <table:table-row table:style-name="ro1">
          <table:table-cell office:value-type="string">
            <text:p>Year 200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2];&quot;','&quot;;[.B2];&quot;',&quot;;[.C2];&quot;,'&quot;;[.D2];&quot;'),&quot;)" office:value-type="string" office:string-value="('Year 2001','abc',1,'2013-01-00 12:00:00'),">
            <text:p>('Year 2001','abc',1,'2013-01-00 12:00:00'),</text:p>
          </table:table-cell>
        </table:table-row>
        <table:table-row table:style-name="ro1">
          <table:table-cell office:value-type="string">
            <text:p>Year 200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3];&quot;','&quot;;[.B3];&quot;',&quot;;[.C3];&quot;,'&quot;;[.D3];&quot;'),&quot;)" office:value-type="string" office:string-value="('Year 2002','abc',1,'2013-01-00 12:00:00'),">
            <text:p>('Year 2002','abc',1,'2013-01-00 12:00:00'),</text:p>
          </table:table-cell>
        </table:table-row>
        <table:table-row table:style-name="ro1">
          <table:table-cell office:value-type="string">
            <text:p>Year 200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4];&quot;','&quot;;[.B4];&quot;',&quot;;[.C4];&quot;,'&quot;;[.D4];&quot;'),&quot;)" office:value-type="string" office:string-value="('Year 2003','abc',1,'2013-01-00 12:00:00'),">
            <text:p>('Year 2003','abc',1,'2013-01-00 12:00:00'),</text:p>
          </table:table-cell>
        </table:table-row>
        <table:table-row table:style-name="ro1">
          <table:table-cell office:value-type="string">
            <text:p>Year 200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5];&quot;','&quot;;[.B5];&quot;',&quot;;[.C5];&quot;,'&quot;;[.D5];&quot;'),&quot;)" office:value-type="string" office:string-value="('Year 2004','abc',1,'2013-01-00 12:00:00'),">
            <text:p>('Year 2004','abc',1,'2013-01-00 12:00:00'),</text:p>
          </table:table-cell>
        </table:table-row>
        <table:table-row table:style-name="ro1">
          <table:table-cell office:value-type="string">
            <text:p>Year 200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6];&quot;','&quot;;[.B6];&quot;',&quot;;[.C6];&quot;,'&quot;;[.D6];&quot;'),&quot;)" office:value-type="string" office:string-value="('Year 2005','abc',1,'2013-01-00 12:00:00'),">
            <text:p>('Year 2005','abc',1,'2013-01-00 12:00:00'),</text:p>
          </table:table-cell>
        </table:table-row>
        <table:table-row table:style-name="ro1">
          <table:table-cell office:value-type="string">
            <text:p>Year 200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7];&quot;','&quot;;[.B7];&quot;',&quot;;[.C7];&quot;,'&quot;;[.D7];&quot;'),&quot;)" office:value-type="string" office:string-value="('Year 2006','abc',1,'2013-01-00 12:00:00'),">
            <text:p>('Year 2006','abc',1,'2013-01-00 12:00:00'),</text:p>
          </table:table-cell>
        </table:table-row>
        <table:table-row table:style-name="ro1">
          <table:table-cell office:value-type="string">
            <text:p>Year 200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8];&quot;','&quot;;[.B8];&quot;',&quot;;[.C8];&quot;,'&quot;;[.D8];&quot;'),&quot;)" office:value-type="string" office:string-value="('Year 2007','abc',1,'2013-01-00 12:00:00'),">
            <text:p>('Year 2007','abc',1,'2013-01-00 12:00:00'),</text:p>
          </table:table-cell>
        </table:table-row>
        <table:table-row table:style-name="ro1">
          <table:table-cell office:value-type="string">
            <text:p>Year 200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9];&quot;','&quot;;[.B9];&quot;',&quot;;[.C9];&quot;,'&quot;;[.D9];&quot;'),&quot;)" office:value-type="string" office:string-value="('Year 2008','abc',1,'2013-01-00 12:00:00'),">
            <text:p>('Year 2008','abc',1,'2013-01-00 12:00:00'),</text:p>
          </table:table-cell>
        </table:table-row>
        <table:table-row table:style-name="ro1">
          <table:table-cell office:value-type="string">
            <text:p>Year 200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0];&quot;','&quot;;[.B10];&quot;',&quot;;[.C10];&quot;,'&quot;;[.D10];&quot;'),&quot;)" office:value-type="string" office:string-value="('Year 2009','abc',1,'2013-01-00 12:00:00'),">
            <text:p>('Year 2009','abc',1,'2013-01-00 12:00:00'),</text:p>
          </table:table-cell>
        </table:table-row>
        <table:table-row table:style-name="ro1">
          <table:table-cell office:value-type="string">
            <text:p>Year 201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1];&quot;','&quot;;[.B11];&quot;',&quot;;[.C11];&quot;,'&quot;;[.D11];&quot;'),&quot;)" office:value-type="string" office:string-value="('Year 2010','abc',1,'2013-01-00 12:00:00'),">
            <text:p>('Year 2010','abc',1,'2013-01-00 12:00:00'),</text:p>
          </table:table-cell>
        </table:table-row>
        <table:table-row table:style-name="ro1">
          <table:table-cell office:value-type="string">
            <text:p>Year 2011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2];&quot;','&quot;;[.B12];&quot;',&quot;;[.C12];&quot;,'&quot;;[.D12];&quot;'),&quot;)" office:value-type="string" office:string-value="('Year 2011','abc',1,'2013-01-00 12:00:00'),">
            <text:p>('Year 2011','abc',1,'2013-01-00 12:00:00'),</text:p>
          </table:table-cell>
        </table:table-row>
        <table:table-row table:style-name="ro1">
          <table:table-cell office:value-type="string">
            <text:p>Year 2012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3];&quot;','&quot;;[.B13];&quot;',&quot;;[.C13];&quot;,'&quot;;[.D13];&quot;'),&quot;)" office:value-type="string" office:string-value="('Year 2012','abc',1,'2013-01-00 12:00:00'),">
            <text:p>('Year 2012','abc',1,'2013-01-00 12:00:00'),</text:p>
          </table:table-cell>
        </table:table-row>
        <table:table-row table:style-name="ro1">
          <table:table-cell office:value-type="string">
            <text:p>Year 2013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4];&quot;','&quot;;[.B14];&quot;',&quot;;[.C14];&quot;,'&quot;;[.D14];&quot;'),&quot;)" office:value-type="string" office:string-value="('Year 2013','abc',1,'2013-01-00 12:00:00'),">
            <text:p>('Year 2013','abc',1,'2013-01-00 12:00:00'),</text:p>
          </table:table-cell>
        </table:table-row>
        <table:table-row table:style-name="ro1">
          <table:table-cell office:value-type="string">
            <text:p>Year 2014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5];&quot;','&quot;;[.B15];&quot;',&quot;;[.C15];&quot;,'&quot;;[.D15];&quot;'),&quot;)" office:value-type="string" office:string-value="('Year 2014','abc',1,'2013-01-00 12:00:00'),">
            <text:p>('Year 2014','abc',1,'2013-01-00 12:00:00'),</text:p>
          </table:table-cell>
        </table:table-row>
        <table:table-row table:style-name="ro1">
          <table:table-cell office:value-type="string">
            <text:p>Year 2015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6];&quot;','&quot;;[.B16];&quot;',&quot;;[.C16];&quot;,'&quot;;[.D16];&quot;'),&quot;)" office:value-type="string" office:string-value="('Year 2015','abc',1,'2013-01-00 12:00:00'),">
            <text:p>('Year 2015','abc',1,'2013-01-00 12:00:00'),</text:p>
          </table:table-cell>
        </table:table-row>
        <table:table-row table:style-name="ro1">
          <table:table-cell office:value-type="string">
            <text:p>Year 2016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7];&quot;','&quot;;[.B17];&quot;',&quot;;[.C17];&quot;,'&quot;;[.D17];&quot;'),&quot;)" office:value-type="string" office:string-value="('Year 2016','abc',1,'2013-01-00 12:00:00'),">
            <text:p>('Year 2016','abc',1,'2013-01-00 12:00:00'),</text:p>
          </table:table-cell>
        </table:table-row>
        <table:table-row table:style-name="ro1">
          <table:table-cell office:value-type="string">
            <text:p>Year 2017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8];&quot;','&quot;;[.B18];&quot;',&quot;;[.C18];&quot;,'&quot;;[.D18];&quot;'),&quot;)" office:value-type="string" office:string-value="('Year 2017','abc',1,'2013-01-00 12:00:00'),">
            <text:p>('Year 2017','abc',1,'2013-01-00 12:00:00'),</text:p>
          </table:table-cell>
        </table:table-row>
        <table:table-row table:style-name="ro1">
          <table:table-cell office:value-type="string">
            <text:p>Year 2018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19];&quot;','&quot;;[.B19];&quot;',&quot;;[.C19];&quot;,'&quot;;[.D19];&quot;'),&quot;)" office:value-type="string" office:string-value="('Year 2018','abc',1,'2013-01-00 12:00:00'),">
            <text:p>('Year 2018','abc',1,'2013-01-00 12:00:00'),</text:p>
          </table:table-cell>
        </table:table-row>
        <table:table-row table:style-name="ro1">
          <table:table-cell office:value-type="string">
            <text:p>Year 2019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20];&quot;','&quot;;[.B20];&quot;',&quot;;[.C20];&quot;,'&quot;;[.D20];&quot;'),&quot;)" office:value-type="string" office:string-value="('Year 2019','abc',1,'2013-01-00 12:00:00'),">
            <text:p>('Year 2019','abc',1,'2013-01-00 12:00:00'),</text:p>
          </table:table-cell>
        </table:table-row>
        <table:table-row table:style-name="ro1">
          <table:table-cell office:value-type="string">
            <text:p>Year 2020</text:p>
          </table:table-cell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office:value-type="string">
            <text:p>2013-01-00 12:00:00</text:p>
          </table:table-cell>
          <table:table-cell table:number-columns-repeated="5"/>
          <table:table-cell/>
          <table:table-cell table:formula="of:=CONCATENATE(&quot;('&quot;;[.A21];&quot;','&quot;;[.B21];&quot;',&quot;;[.C21];&quot;,'&quot;;[.D21];&quot;'),&quot;)" office:value-type="string" office:string-value="('Year 2020','abc',1,'2013-01-00 12:00:00'),">
            <text:p>('Year 2020','abc',1,'2013-01-00 12:00:00'),</text:p>
          </table:table-cell>
        </table:table-row>
        <table:table-row table:style-name="ro1">
          <table:table-cell table:number-columns-repeated="9"/>
          <table:table-cell/>
          <table:table-cell table:formula="of:=CONCATENATE(&quot;('&quot;;[.A22];&quot;','&quot;;[.B22];&quot;',&quot;;[.C22];&quot;,'&quot;;[.D22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9"/>
          <table:table-cell/>
          <table:table-cell table:formula="of:=CONCATENATE(&quot;('&quot;;[.A23];&quot;','&quot;;[.B23];&quot;',&quot;;[.C23];&quot;,'&quot;;[.D23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9"/>
          <table:table-cell/>
          <table:table-cell table:formula="of:=CONCATENATE(&quot;('&quot;;[.A24];&quot;','&quot;;[.B24];&quot;',&quot;;[.C24];&quot;,'&quot;;[.D24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9"/>
          <table:table-cell/>
          <table:table-cell table:formula="of:=CONCATENATE(&quot;('&quot;;[.A25];&quot;','&quot;;[.B25];&quot;',&quot;;[.C25];&quot;,'&quot;;[.D25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9"/>
          <table:table-cell/>
          <table:table-cell table:formula="of:=CONCATENATE(&quot;('&quot;;[.A26];&quot;','&quot;;[.B26];&quot;',&quot;;[.C26];&quot;,'&quot;;[.D26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9"/>
          <table:table-cell/>
          <table:table-cell table:formula="of:=CONCATENATE(&quot;('&quot;;[.A27];&quot;','&quot;;[.B27];&quot;',&quot;;[.C27];&quot;,'&quot;;[.D27];&quot;'),&quot;)" office:value-type="string" office:string-value="('','',,''),">
            <text:p>('','',,''),</text:p>
          </table:table-cell>
        </table:table-row>
        <table:table-row table:style-name="ro1">
          <table:table-cell table:number-columns-repeated="9"/>
          <table:table-cell/>
          <table:table-cell table:formula="of:=CONCATENATE(&quot;('&quot;;[.A28];&quot;','&quot;;[.B28];&quot;',&quot;;[.C28];&quot;,'&quot;;[.D28];&quot;'),&quot;)" office:value-type="string" office:string-value="('','',,''),">
            <text:p>('','',,''),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ctive</text:p>
          </table:table-cell>
          <table:table-cell office:value-type="string">
            <text:p>utc_created</text:p>
          </table:table-cell>
          <table:table-cell table:number-columns-repeated="5"/>
          <table:table-cell/>
          <table:table-cell table:formula="of:=CONCATENATE(&quot;('&quot;;[.A29];&quot;','&quot;;[.B29];&quot;',&quot;;[.C29];&quot;,'&quot;;[.D29];&quot;'),&quot;)" office:value-type="string" office:string-value="('title','description',active,'utc_created'),">
            <text:p>('title','description',active,'utc_created'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5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7" number:language="sv" number:country="SE">
      <number:day number:style="long"/>
      <number:text>-</number:text>
      <number:month number:textual="true"/>
    </number:date-style>
    <number:date-style style:name="N5108" number:language="sv" number:country="SE">
      <number:month number:textual="true"/>
      <number:text>-</number:text>
      <number:year/>
    </number:date-style>
    <number:time-style style:name="N5109" number:language="sv" number:country="SE">
      <number:hours/>
      <number:text>:</number:text>
      <number:minutes number:style="long"/>
      <number:text> </number:text>
      <number:am-pm/>
    </number:time-style>
    <number:time-style style:name="N5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sv" number:country="SE">
      <number:number number:decimal-places="0" number:min-integer-digits="1" number:grouping="true"/>
      <number:text>    </number:text>
    </number:number-style>
    <number:number-style style:name="N5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2P0"/>
    </number:number-style>
    <number:number-style style:name="N5113P0" style:volatile="true" number:language="sv" number:country="SE">
      <number:number number:decimal-places="0" number:min-integer-digits="1" number:grouping="true"/>
      <number:text>    </number:text>
    </number:number-style>
    <number:number-style style:name="N5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3P0"/>
    </number:number-style>
    <number:number-style style:name="N5114P0" style:volatile="true" number:language="sv" number:country="SE">
      <number:number number:decimal-places="2" number:min-integer-digits="1" number:grouping="true"/>
      <number:text>    </number:text>
    </number:number-style>
    <number:number-style style:name="N5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4P0"/>
    </number:number-style>
    <number:number-style style:name="N5115P0" style:volatile="true" number:language="sv" number:country="SE">
      <number:number number:decimal-places="2" number:min-integer-digits="1" number:grouping="true"/>
      <number:text>    </number:text>
    </number:number-style>
    <number:number-style style:name="N5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5P0"/>
    </number:number-style>
    <number:number-style style:name="N5116P0" style:volatile="true" number:language="sv" number:country="SE">
      <number:number number:decimal-places="0" number:min-integer-digits="1" number:grouping="true"/>
      <number:text> kr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kr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kr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kr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07:45:39.85</meta:creation-date>
    <dc:date>2013-02-22T08:03:55.36</dc:date>
    <meta:editing-duration>PT1M1S</meta:editing-duration>
    <meta:editing-cycles>1</meta:editing-cycles>
    <meta:document-statistic meta:table-count="1" meta:cell-count="290" meta:object-count="0"/>
    <meta:generator>LibreOffice/3.6$Windows_x86 LibreOffice_project/e29a214-2bbed72-0621de6-a97528c-8f066d</meta:generator>
  </office:meta>
</office:document-meta>
</file>